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font-weight="bold" officeooo:rsid="0004d01c" officeooo:paragraph-rsid="0004d01c" style:font-size-asian="47.25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rsid="0004d01c" officeooo:paragraph-rsid="0004d01c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Networking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2:37:39.644926060</meta:creation-date>
    <meta:generator>LibreOffice/6.3.3.2$Linux_X86_64 LibreOffice_project/a64200df03143b798afd1ec74a12ab50359878ed</meta:generator>
    <dc:date>2019-11-28T12:44:41.588358320</dc:date>
    <meta:editing-duration>PT7M4S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</office:meta>
</office:document-meta>
</file>